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6790" officeooo:paragraph-rsid="00106790" style:font-size-asian="14pt" style:font-weight-asian="bold" style:font-size-complex="14pt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ndex</text:p>
      <text:p text:style-name="Standard"/>
      <text:p text:style-name="Standard"><draw:frame draw:style-name="fr1" draw:name="Object1" text:anchor-type="char" svg:width="6.4354in" svg:height="9.368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02in" fo:margin-bottom="0.2902in" fo:margin-left="0.2902in" fo:margin-right="0.2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4T17:24:30.058863400</meta:creation-date>
    <meta:print-date>2025-04-24T18:18:02.986739300</meta:print-date>
    <meta:printed-by>PDF files</meta:printed-by>
    <dc:date>2025-04-24T18:18:10.087291500</dc:date>
    <meta:editing-duration>PT7S</meta:editing-duration>
    <meta:editing-cycles>1</meta:editing-cycles>
    <meta:document-statistic meta:table-count="0" meta:image-count="0" meta:object-count="1" meta:page-count="1" meta:paragraph-count="1" meta:word-count="1" meta:character-count="5" meta:non-whitespace-character-count="5"/>
    <meta:generator>LibreOffice/25.2.2.2$Windows_X86_64 LibreOffice_project/7370d4be9e3cf6031a51beef54ff3bda878e3fac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17in"/>
    </style:style>
    <style:style style:name="co3" style:family="table-column">
      <style:table-column-properties fo:break-before="auto" style:column-width="2.8953in"/>
    </style:style>
    <style:style style:name="co4" style:family="table-column">
      <style:table-column-properties fo:break-before="auto" style:column-width="1.013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25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9701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Liberation Seri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9"/>
        <table:table-column table:style-name="co3" table:default-cell-style-name="ce3"/>
        <table:table-column table:style-name="co1" table:default-cell-style-name="ce9"/>
        <table:table-column table:style-name="co4" table:default-cell-style-name="ce9"/>
        <table:table-row table:style-name="ro1" table:number-rows-repeated="4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Experiment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ignature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stimate the total number of words in the dictionary, calculate the standard error of the total, and determine the 95% confidence limits. </text:p>
          </table:table-cell>
          <table:table-cell office:value-type="string" calcext:value-type="string">
            <text:p>13-02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stimate the total number of signs in the given dataset and calculate the 99% confidence limits for the total. </text:p>
          </table:table-cell>
          <table:table-cell office:value-type="string" calcext:value-type="string">
            <text:p>20-02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Estimate the total number of inhabitants in 201 cities using both Simple Random Sampling (SRS) and Stratified Random Sampling. </text:p>
          </table:table-cell>
          <table:table-cell office:value-type="string" calcext:value-type="string">
            <text:p>27-02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Estimate the total number of words in the dictionary using Stratified Random Sampling, and calculate the standard error and 95% confidence limits. </text:p>
          </table:table-cell>
          <table:table-cell office:value-type="string" calcext:value-type="string">
            <text:p>05-03-2025</text:p>
            <text:p>&amp;</text:p>
            <text:p>06-03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Using SRS with proportional allocation, and with strata equally proportional, estimate the number of inhabitants in 64 cities based on the given data. </text:p>
          </table:table-cell>
          <table:table-cell office:value-type="string" calcext:value-type="string">
            <text:p>19-03-2025</text:p>
          </table:table-cell>
          <table:table-cell/>
        </table:table-row>
        <table:table-row table:style-name="ro4">
          <table:table-cell table:number-columns-repeated="3"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Estimate using Systematic Sampling where</text:p>
            <text:p>rows represent the strata, and compare the </text:p>
            <text:p>precision of: </text:p>
            <text:p>1. Systematic Sampling</text:p>
            <text:p>2.Random Sampling</text:p>
            <text:p>3. Stratified Sampling</text:p>
          </table:table-cell>
          <table:table-cell office:value-type="string" calcext:value-type="string">
            <text:p>27-03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Test the variety effect in a Completely Randomized Design (CRD) experiment using the given data, and perform ANOVA to analyze the results. </text:p>
          </table:table-cell>
          <table:table-cell office:value-type="string" calcext:value-type="string">
            <text:p>02-04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Test the variety effect in a Randomized Block Design (RBD) experiment using the given data, and determine the efficiency of RBD relative to CRD. </text:p>
          </table:table-cell>
          <table:table-cell office:value-type="string" calcext:value-type="string">
            <text:p>03-04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Test the variety effect in a Latin Square Design using the provided data. </text:p>
          </table:table-cell>
          <table:table-cell office:value-type="string" calcext:value-type="string">
            <text:p>09-04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Find out the main effect and interaction effect</text:p>
            <text:p>in 2<text:span text:style-name="T1">3</text:span><text:span text:style-name="T2">-Experiment. Analyse the data and write down</text:span></text:p>
            <text:p><text:span text:style-name="T2">ANOVA Table</text:span></text:p>
          </table:table-cell>
          <table:table-cell office:value-type="string" calcext:value-type="string">
            <text:p>16-04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Identify the main effects and interaction effects in a 2<text:span text:style-name="T1">3</text:span>-factorial experiment, and construct the corresponding ANOVA table. </text:p>
          </table:table-cell>
          <table:table-cell office:value-type="string" calcext:value-type="string">
            <text:p>17-04-2025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8:12:51.67850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